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use-window-font-color="true" fo:font-size="12pt" officeooo:paragraph-rsid="0018a76f" fo:background-color="#ffcccc" style:font-size-asian="12pt" style:font-size-complex="12pt"/>
    </style:style>
    <style:style style:name="P2" style:family="paragraph" style:parent-style-name="List_20_Paragraph">
      <style:paragraph-properties fo:text-align="justify" style:justify-single-word="false"/>
      <style:text-properties fo:font-size="12pt" fo:language="ru" fo:country="RU" style:text-underline-style="solid" style:text-underline-width="auto" style:text-underline-color="font-color" fo:font-weight="bold" officeooo:paragraph-rsid="0018a76f" fo:background-color="#ffcccc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text-align="justify" style:justify-single-word="false"/>
      <style:text-properties fo:font-size="12pt" fo:font-weight="bold" officeooo:paragraph-rsid="0018a76f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text-align="justify" style:justify-single-word="false"/>
      <style:text-properties fo:font-size="12pt" officeooo:paragraph-rsid="0018a76f" style:font-size-asian="12pt" style:font-size-complex="12pt"/>
    </style:style>
    <style:style style:name="P5" style:family="paragraph" style:parent-style-name="List_20_Paragraph">
      <style:paragraph-properties fo:text-align="justify" style:justify-single-word="false"/>
      <style:text-properties fo:font-size="12pt" officeooo:paragraph-rsid="0018a76f" fo:background-color="#e6e6e6" style:font-size-asian="12pt" style:font-size-complex="12pt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font-size="10.5pt" fo:font-weight="bold" officeooo:paragraph-rsid="0018a76f" fo:background-color="#ffff99" style:font-size-asian="10.5pt" style:font-weight-asian="bold" style:font-size-complex="10.5pt" style:font-weight-complex="bold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font-size="12pt" officeooo:paragraph-rsid="0018a76f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cccc" loext:char-shading-value="0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3138956" text:style-name="WWNum1">
        <text:list-header>
          <text:p text:style-name="P6"/>
        </text:list-header>
      </text:list>
      <text:p text:style-name="P2">Правильная схема вакцинации:</text:p>
      <text:p text:style-name="P3">1-я вакцинация,</text:p>
      <text:p text:style-name="P4"><text:span text:style-name="T3">2-я вакцинация</text:span> – через 1-7 мес после 1-й вакцинации.</text:p>
      <text:p text:style-name="P5"><text:span text:style-name="T1">Через 2 недели после 2-й вакцинации </text:span>пациент <text:span text:style-name="T1">защищен</text:span> от клещевого энцефалита в <text:span text:style-name="T1">течение 1 года</text:span> и может выезжать в эндемичную зону.</text:p>
      <text:p text:style-name="P4">Существует <text:span text:style-name="T4">экстренная схема вакцинации,</text:span> когда интервал между 1-й и 2-й вакцинациями может сокращаться до 2 недель. Остальная схема вакцинации остается прежней.</text:p>
      <text:p text:style-name="P4"><text:span text:style-name="T3">1-я ревакцинация</text:span> – через 12 мес после 2-й вакцинации.</text:p>
      <text:p text:style-name="P4"><text:span text:style-name="T3">Затем ревакцинация</text:span> проводится однократно <text:s/>каждые 3 года.</text:p>
      <text:p text:style-name="P4"><text:span text:style-name="T1">Привитым </text:span><text:span text:style-name="T5">против клещевого энцефалита</text:span><text:span text:style-name="T1"> считается человек,</text:span> имеющий 2 вакцинации и 1 или более ревакцинаций.</text:p>
      <text:p text:style-name="P1"/>
      <text:p text:style-name="P1">Если вакцинация или ревакцинация была прервана на каком-то этапе, то необходимо начинать всю схему вакцинации <text:span text:style-name="T3">сначала!!!</text:span>.</text:p>
      <text:list xml:id="list141116808018903" text:continue-numbering="true" text:style-name="WWNum1">
        <text:list-header>
          <text:p text:style-name="P7">Если <text:span text:style-name="T2">пациент привит против</text:span> клещевого энцефалита, то риск заболеть клещевым энцефалитом после укуса клеща в эндемичной зоне сведен к минимуму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LibreOffice/6.0.5.2$Windows_X86_64 LibreOffice_project/54c8cbb85f300ac59db32fe8a675ff7683cd5a16</meta:generator>
    <dc:date>2018-12-08T10:13:07.493000000</dc:date>
    <meta:document-statistic meta:table-count="0" meta:image-count="0" meta:object-count="0" meta:page-count="1" meta:paragraph-count="10" meta:word-count="120" meta:character-count="857" meta:non-whitespace-character-count="744"/>
    <meta:user-defined meta:name="Info 1"/>
    <meta:user-defined meta:name="Info 2"/>
    <meta:user-defined meta:name="Info 3"/>
    <meta:user-defined meta:name="Info 4"/>
  </office:meta>
</office:document-meta>
</file>